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Grande" svg:font-family="'Lucida Grande'"/>
    <style:font-face style:name="OpenSymbol" svg:font-family="OpenSymbol"/>
    <style:font-face style:name="Times" svg:font-family="Times"/>
    <style:font-face style:name="TeXGyreCursor" svg:font-family="TeXGyreCursor" style:font-pitch="fixed"/>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color="#b84747" style:font-name="Times" fo:font-size="12pt" fo:language="fr" fo:country="FR" style:text-underline-style="solid" style:text-underline-width="auto" style:text-underline-color="font-color" fo:font-weight="bold"/>
    </style:style>
    <style:style style:name="P2" style:family="paragraph" style:parent-style-name="Standard">
      <style:paragraph-properties fo:text-align="center" style:justify-single-word="false"/>
      <style:text-properties fo:color="#b84747" style:font-name="Times" fo:font-size="12pt" fo:language="fr" fo:country="FR" style:text-underline-style="solid" style:text-underline-width="auto" style:text-underline-color="font-color" fo:font-weight="bold" officeooo:rsid="003f2eb8" officeooo:paragraph-rsid="003f2eb8"/>
    </style:style>
    <style:style style:name="P3" style:family="paragraph" style:parent-style-name="Standard">
      <style:text-properties fo:color="#b84747" style:font-name="Times" fo:font-size="12pt" fo:language="fr" fo:country="FR" fo:font-weight="bold"/>
    </style:style>
    <style:style style:name="P4" style:family="paragraph" style:parent-style-name="Standard">
      <style:text-properties style:font-name="Times" fo:font-size="12pt" fo:language="fr" fo:country="FR"/>
    </style:style>
    <style:style style:name="P5" style:family="paragraph" style:parent-style-name="Standard">
      <style:paragraph-properties fo:text-align="center" style:justify-single-word="false"/>
      <style:text-properties style:font-name="Times" fo:font-size="12pt" fo:language="fr" fo:country="FR"/>
    </style:style>
    <style:style style:name="P6" style:family="paragraph" style:parent-style-name="Standard">
      <style:text-properties style:font-name="Times" fo:font-size="12pt" fo:language="fr" fo:country="FR" style:text-underline-style="solid" style:text-underline-width="auto" style:text-underline-color="font-color" officeooo:rsid="00094cbd" officeooo:paragraph-rsid="00094cbd"/>
    </style:style>
    <style:style style:name="P7" style:family="paragraph" style:parent-style-name="Standard">
      <style:text-properties style:font-name="Times" fo:font-size="12pt" fo:language="fr" fo:country="FR" officeooo:rsid="00094cbd" officeooo:paragraph-rsid="00094cbd"/>
    </style:style>
    <style:style style:name="P8" style:family="paragraph" style:parent-style-name="Standard">
      <style:text-properties style:font-name="Times" fo:font-size="12pt" fo:language="fr" fo:country="FR" officeooo:paragraph-rsid="00094cbd"/>
    </style:style>
    <style:style style:name="P9" style:family="paragraph" style:parent-style-name="Standard">
      <style:paragraph-properties fo:text-align="justify" style:justify-single-word="false"/>
      <style:text-properties style:font-name="Times" fo:font-size="12pt" fo:language="fr" fo:country="FR"/>
    </style:style>
    <style:style style:name="P10" style:family="paragraph" style:parent-style-name="Standard">
      <style:text-properties style:font-name="Times" fo:font-size="10.5pt" fo:language="fr" fo:country="FR" style:font-size-asian="10.5pt" style:font-size-complex="10.5pt"/>
    </style:style>
    <style:style style:name="P11" style:family="paragraph" style:parent-style-name="Standard">
      <style:paragraph-properties fo:text-align="center" style:justify-single-word="false"/>
      <style:text-properties style:font-name="Times" fo:font-size="10.5pt" fo:language="fr" fo:country="FR" officeooo:paragraph-rsid="00017ff8" style:font-size-asian="10.5pt" style:font-size-complex="10.5pt"/>
    </style:style>
    <style:style style:name="P12" style:family="paragraph" style:parent-style-name="Standard">
      <style:text-properties fo:color="#000000" style:font-name="Times" fo:font-size="12pt" fo:language="fr" fo:country="FR"/>
    </style:style>
    <style:style style:name="P13" style:family="paragraph" style:parent-style-name="Standard">
      <style:paragraph-properties fo:text-align="justify" style:justify-single-word="false"/>
      <style:text-properties fo:color="#000000" style:font-name="Times" fo:font-size="12pt" fo:language="fr" fo:country="FR"/>
    </style:style>
    <style:style style:name="P14" style:family="paragraph" style:parent-style-name="Standard">
      <style:paragraph-properties fo:text-align="justify" style:justify-single-word="false"/>
      <style:text-properties fo:color="#000000" style:font-name="Times" fo:font-size="12pt" fo:language="fr" fo:country="FR" officeooo:paragraph-rsid="0021bd30"/>
    </style:style>
    <style:style style:name="P15" style:family="paragraph" style:parent-style-name="Standard">
      <style:paragraph-properties fo:text-align="justify" style:justify-single-word="false"/>
      <style:text-properties fo:color="#000000" style:font-name="Times" fo:font-size="12pt" fo:language="fr" fo:country="FR" officeooo:paragraph-rsid="0038ce5d"/>
    </style:style>
    <style:style style:name="P16" style:family="paragraph" style:parent-style-name="Standard">
      <style:paragraph-properties fo:text-align="justify" style:justify-single-word="false"/>
      <style:text-properties fo:color="#000000" style:font-name="Times" fo:font-size="12pt" fo:language="fr" fo:country="FR" officeooo:paragraph-rsid="00351fce"/>
    </style:style>
    <style:style style:name="P17" style:family="paragraph" style:parent-style-name="Standard">
      <style:paragraph-properties fo:text-align="justify" style:justify-single-word="false"/>
      <style:text-properties fo:color="#000000" style:font-name="Times" fo:font-size="12pt" fo:language="fr" fo:country="FR" officeooo:paragraph-rsid="004e9c32"/>
    </style:style>
    <style:style style:name="P18" style:family="paragraph" style:parent-style-name="Standard">
      <style:paragraph-properties fo:text-align="justify" style:justify-single-word="false"/>
      <style:text-properties fo:color="#000000" style:font-name="Times" fo:font-size="12pt" fo:language="fr" fo:country="FR" officeooo:rsid="0027f6c5" officeooo:paragraph-rsid="0027f6c5"/>
    </style:style>
    <style:style style:name="P19" style:family="paragraph" style:parent-style-name="Standard">
      <style:paragraph-properties fo:text-align="justify" style:justify-single-word="false"/>
      <style:text-properties fo:color="#000000" style:font-name="Times" fo:font-size="12pt" fo:language="fr" fo:country="FR" officeooo:rsid="00351fce" officeooo:paragraph-rsid="00351fce"/>
    </style:style>
    <style:style style:name="P20" style:family="paragraph" style:parent-style-name="Standard">
      <style:paragraph-properties fo:text-align="justify" style:justify-single-word="false"/>
      <style:text-properties fo:color="#000000" style:font-name="Times" fo:font-size="12pt" fo:language="fr" fo:country="FR" officeooo:rsid="00361ff0" officeooo:paragraph-rsid="00351fce"/>
    </style:style>
    <style:style style:name="P21" style:family="paragraph" style:parent-style-name="Standard">
      <style:text-properties fo:color="#000000" style:text-position="super 58%" style:font-name="Times" fo:font-size="12pt" fo:language="fr" fo:country="FR"/>
    </style:style>
    <style:style style:name="P22" style:family="paragraph" style:parent-style-name="Standard">
      <style:paragraph-properties fo:text-align="center" style:justify-single-word="false"/>
      <style:text-properties fo:color="#7e0021" style:font-name="Times" fo:font-size="16pt" fo:language="fr" fo:country="FR" fo:font-weight="bold" officeooo:paragraph-rsid="00017ff8"/>
    </style:style>
    <style:style style:name="P23" style:family="paragraph" style:parent-style-name="Standard">
      <style:text-properties style:text-position="0% 100%" style:font-name="Times" fo:font-size="12pt" fo:language="fr" fo:country="FR"/>
    </style:style>
    <style:style style:name="P24" style:family="paragraph" style:parent-style-name="Standard">
      <style:text-properties fo:color="#280099" style:font-name="Times" fo:font-size="12pt" fo:language="fr" fo:country="FR"/>
    </style:style>
    <style:style style:name="P25"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b84700" style:font-name="Times" fo:font-size="12pt" fo:language="fr" fo:country="FR" fo:font-weight="bold"/>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b84747" style:font-name="Times" fo:font-size="12pt" fo:language="fr" fo:country="FR" fo:font-weight="bold" style:font-weight-asian="bold" style:font-weight-complex="bold"/>
    </style:style>
    <style:style style:name="T1" style:family="text">
      <style:text-properties fo:font-weight="bold"/>
    </style:style>
    <style:style style:name="T2" style:family="text">
      <style:text-properties fo:font-weight="bold" officeooo:rsid="00094cbd" style:font-weight-asian="bold" style:font-weight-complex="bold"/>
    </style:style>
    <style:style style:name="T3" style:family="text">
      <style:text-properties style:font-name="Lucida Grande"/>
    </style:style>
    <style:style style:name="T4" style:family="text">
      <style:text-properties fo:color="#280099"/>
    </style:style>
    <style:style style:name="T5" style:family="text">
      <style:text-properties officeooo:rsid="00017ff8"/>
    </style:style>
    <style:style style:name="T6" style:family="text">
      <style:text-properties officeooo:rsid="0003cafa"/>
    </style:style>
    <style:style style:name="T7" style:family="text">
      <style:text-properties officeooo:rsid="0005b641"/>
    </style:style>
    <style:style style:name="T8" style:family="text">
      <style:text-properties officeooo:rsid="00094cbd"/>
    </style:style>
    <style:style style:name="T9" style:family="text">
      <style:text-properties officeooo:rsid="000dfb62"/>
    </style:style>
    <style:style style:name="T10" style:family="text">
      <style:text-properties officeooo:rsid="000eb01c"/>
    </style:style>
    <style:style style:name="T11" style:family="text">
      <style:text-properties officeooo:rsid="000f3768"/>
    </style:style>
    <style:style style:name="T12" style:family="text">
      <style:text-properties officeooo:rsid="000fcfde"/>
    </style:style>
    <style:style style:name="T13" style:family="text">
      <style:text-properties officeooo:rsid="0011c155"/>
    </style:style>
    <style:style style:name="T14" style:family="text">
      <style:text-properties officeooo:rsid="0011e9be"/>
    </style:style>
    <style:style style:name="T15" style:family="text">
      <style:text-properties officeooo:rsid="0013aba8"/>
    </style:style>
    <style:style style:name="T16" style:family="text">
      <style:text-properties officeooo:rsid="0014b09e"/>
    </style:style>
    <style:style style:name="T17" style:family="text">
      <style:text-properties officeooo:rsid="0014b24c"/>
    </style:style>
    <style:style style:name="T18" style:family="text">
      <style:text-properties officeooo:rsid="00153619"/>
    </style:style>
    <style:style style:name="T19" style:family="text">
      <style:text-properties officeooo:rsid="0016840f"/>
    </style:style>
    <style:style style:name="T20" style:family="text">
      <style:text-properties officeooo:rsid="001741b7"/>
    </style:style>
    <style:style style:name="T21" style:family="text">
      <style:text-properties officeooo:rsid="001781fe"/>
    </style:style>
    <style:style style:name="T22" style:family="text">
      <style:text-properties officeooo:rsid="00194efa"/>
    </style:style>
    <style:style style:name="T23" style:family="text">
      <style:text-properties officeooo:rsid="001ac75c"/>
    </style:style>
    <style:style style:name="T24" style:family="text">
      <style:text-properties officeooo:rsid="001b4151"/>
    </style:style>
    <style:style style:name="T25" style:family="text">
      <style:text-properties officeooo:rsid="001ce601"/>
    </style:style>
    <style:style style:name="T26" style:family="text">
      <style:text-properties officeooo:rsid="001e2d73"/>
    </style:style>
    <style:style style:name="T27" style:family="text">
      <style:text-properties officeooo:rsid="00208173"/>
    </style:style>
    <style:style style:name="T28" style:family="text">
      <style:text-properties officeooo:rsid="0021bd30"/>
    </style:style>
    <style:style style:name="T29" style:family="text">
      <style:text-properties officeooo:rsid="00232dfc"/>
    </style:style>
    <style:style style:name="T30" style:family="text">
      <style:text-properties officeooo:rsid="00235289"/>
    </style:style>
    <style:style style:name="T31" style:family="text">
      <style:text-properties officeooo:rsid="002534c7"/>
    </style:style>
    <style:style style:name="T32" style:family="text">
      <style:text-properties officeooo:rsid="00269a6f"/>
    </style:style>
    <style:style style:name="T33" style:family="text">
      <style:text-properties officeooo:rsid="0027f6c5"/>
    </style:style>
    <style:style style:name="T34" style:family="text">
      <style:text-properties officeooo:rsid="0028f9bc"/>
    </style:style>
    <style:style style:name="T35" style:family="text">
      <style:text-properties style:font-name="TeXGyreCursor" fo:font-size="10pt" fo:font-style="normal" officeooo:rsid="0028f9bc" style:font-size-asian="10pt" style:font-style-asian="normal" style:font-size-complex="10pt" style:font-style-complex="normal"/>
    </style:style>
    <style:style style:name="T36" style:family="text">
      <style:text-properties officeooo:rsid="002dd0f3"/>
    </style:style>
    <style:style style:name="T37" style:family="text">
      <style:text-properties officeooo:rsid="002f37e0"/>
    </style:style>
    <style:style style:name="T38" style:family="text">
      <style:text-properties officeooo:rsid="0030ce12"/>
    </style:style>
    <style:style style:name="T39" style:family="text">
      <style:text-properties officeooo:rsid="0033c2e1"/>
    </style:style>
    <style:style style:name="T40" style:family="text">
      <style:text-properties officeooo:rsid="00351fce"/>
    </style:style>
    <style:style style:name="T41" style:family="text">
      <style:text-properties officeooo:rsid="003584b0"/>
    </style:style>
    <style:style style:name="T42" style:family="text">
      <style:text-properties officeooo:rsid="00361ff0"/>
    </style:style>
    <style:style style:name="T43" style:family="text">
      <style:text-properties officeooo:rsid="00377511"/>
    </style:style>
    <style:style style:name="T44" style:family="text">
      <style:text-properties officeooo:rsid="0038ce5d"/>
    </style:style>
    <style:style style:name="T45" style:family="text">
      <style:text-properties officeooo:rsid="0038ede2"/>
    </style:style>
    <style:style style:name="T46" style:family="text">
      <style:text-properties officeooo:rsid="003a2149"/>
    </style:style>
    <style:style style:name="T47" style:family="text">
      <style:text-properties officeooo:rsid="003bd9e9"/>
    </style:style>
    <style:style style:name="T48" style:family="text">
      <style:text-properties officeooo:rsid="003d37ba"/>
    </style:style>
    <style:style style:name="T49" style:family="text">
      <style:text-properties officeooo:rsid="003f2eb8"/>
    </style:style>
    <style:style style:name="T50" style:family="text">
      <style:text-properties officeooo:rsid="004205bb"/>
    </style:style>
    <style:style style:name="T51" style:family="text">
      <style:text-properties officeooo:rsid="0042b82c"/>
    </style:style>
    <style:style style:name="T52" style:family="text">
      <style:text-properties officeooo:rsid="00447d24"/>
    </style:style>
    <style:style style:name="T53" style:family="text">
      <style:text-properties officeooo:rsid="00463266"/>
    </style:style>
    <style:style style:name="T54" style:family="text">
      <style:text-properties officeooo:rsid="004653b2"/>
    </style:style>
    <style:style style:name="T55" style:family="text">
      <style:text-properties officeooo:rsid="00477bb2"/>
    </style:style>
    <style:style style:name="T56" style:family="text">
      <style:text-properties officeooo:rsid="00490124"/>
    </style:style>
    <style:style style:name="T57" style:family="text">
      <style:text-properties officeooo:rsid="00497b89"/>
    </style:style>
    <style:style style:name="T58" style:family="text">
      <style:text-properties officeooo:rsid="004a26f7"/>
    </style:style>
    <style:style style:name="T59" style:family="text">
      <style:text-properties officeooo:rsid="004b7f0a"/>
    </style:style>
    <style:style style:name="T60" style:family="text">
      <style:text-properties officeooo:rsid="004c9dad"/>
    </style:style>
    <style:style style:name="T61" style:family="text">
      <style:text-properties officeooo:rsid="004e72b5"/>
    </style:style>
    <style:style style:name="T62" style:family="text">
      <style:text-properties officeooo:rsid="004fe1a0"/>
    </style:style>
    <style:style style:name="T63" style:family="text">
      <style:text-properties officeooo:rsid="0052b516"/>
    </style:style>
    <style:style style:name="T64" style:family="text">
      <style:text-properties officeooo:rsid="005565ed"/>
    </style:style>
    <style:style style:name="T65" style:family="text">
      <style:text-properties officeooo:rsid="00562511"/>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bullet-char="⁃">
        <style:list-level-properties text:space-before="0.635cm" text:min-label-width="0.635cm"/>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P4"/>
      <text:p text:style-name="P4"/>
      <text:p text:style-name="P4"/>
      <text:p text:style-name="P4"/>
      <text:p text:style-name="P4"/>
      <text:p text:style-name="P4"/>
      <text:p text:style-name="P22"><text:span text:style-name="T5">Programmation Système</text:span> : </text:p>
      <text:p text:style-name="P22">TP1 – Bataille Navale par Verrous</text:p>
      <text:p text:style-name="P4"/>
      <text:p text:style-name="P4"/>
      <text:p text:style-name="P4"/>
      <text:p text:style-name="P4"/>
      <text:p text:style-name="P5"/>
      <text:p text:style-name="P5"/>
      <text:p text:style-name="P5"/>
      <text:p text:style-name="P5"/>
      <text:p text:style-name="P5"><draw:frame draw:style-name="fr1" draw:name="images1" text:anchor-type="as-char" svg:width="8.107cm" svg:height="8.107cm" draw:z-index="0"><draw:image xlink:href="http://www.cie-maxi-jeux.com/vente-jeux/280-260-large/maga-bataille-navale-xxl-160-cm.jpg" xlink:type="simple" xlink:show="embed" xlink:actuate="onLoad"/></draw:frame><text:bookmark text:name="il_fi"/></text:p>
      <text:p text:style-name="P4"/>
      <text:p text:style-name="P4"/>
      <text:p text:style-name="P4"/>
      <text:p text:style-name="P4"/>
      <text:p text:style-name="P4"/>
      <text:p text:style-name="P23"/>
      <text:p text:style-name="P4"/>
      <text:p text:style-name="P4"/>
      <text:p text:style-name="P4"/>
      <text:p text:style-name="P4"/>
      <text:p text:style-name="P4"/>
      <text:p text:style-name="P4"/>
      <text:p text:style-name="P4"/>
      <text:p text:style-name="P4"/>
      <text:p text:style-name="P11">FROGER Adrien – L3 info G2</text:p>
      <text:p text:style-name="P4"/>
      <text:p text:style-name="P1"><text:soft-page-break/>Emploi des verrous :</text:p>
      <text:p text:style-name="P1"/>
      <text:p text:style-name="P4"/>
      <text:p text:style-name="P6">Rappel : </text:p>
      <text:p text:style-name="P7"/>
      <text:p text:style-name="P8"><text:span text:style-name="T2">exclusif</text:span><text:span text:style-name="T8"> → incompatible avec la pose de tout autre verrou</text:span></text:p>
      <text:p text:style-name="P8"><text:span text:style-name="T2">partagé</text:span><text:span text:style-name="T8"> → compatible avec la pose d'un verrou de même type</text:span></text:p>
      <text:p text:style-name="P7"/>
      <text:p text:style-name="P8"><text:span text:style-name="T2">bloquant </text:span><text:span text:style-name="T8"><text:s text:c="7"/>→ le processus est mis en attente si impossible de verrouiller </text:span><text:span text:style-name="T9">jusqu'à </text:span><text:span text:style-name="T10">verrouillage</text:span></text:p>
      <text:p text:style-name="P8"><text:span text:style-name="T2">non bloquant </text:span><text:span text:style-name="T8">→ la fonction fcntl renvoie une erreur si impossible de verrouiller et poursuite de <text:tab/><text:tab/> <text:s text:c="2"/>l'exécution</text:span></text:p>
      <text:p text:style-name="P7"/>
      <text:p text:style-name="P7"/>
      <text:p text:style-name="P7"/>
      <text:p text:style-name="P7"/>
      <text:p text:style-name="P7"/>
      <text:list xml:id="list1135988679" text:style-name="L1">
        <text:list-item>
          <text:p text:style-name="P25">Dans navire.c</text:p>
        </text:list-item>
      </text:list>
      <text:p text:style-name="P4"/>
      <text:p text:style-name="P4"/>
      <text:p text:style-name="P24"><text:span text:style-name="T3">►</text:span> Initialisation d'un <text:span text:style-name="T13">bateau</text:span> dans la mer</text:p>
      <text:p text:style-name="P4"/>
      <text:p text:style-name="P4"><text:tab/><text:span text:style-name="T1">Type de verrou : </text:span>écriture (exclusif)</text:p>
      <text:p text:style-name="P4"><text:tab/><text:span text:style-name="T1">Mode  :</text:span> bloquant</text:p>
      <text:p text:style-name="P4"><text:tab/><text:span text:style-name="T1">Portée :</text:span> tout le fichier mer</text:p>
      <text:p text:style-name="P4"/>
      <text:p text:style-name="P9">J'ai opté pour un verrou exclusif car les <text:span text:style-name="T13">bateaux déjà initialisés dans la mer </text:span>ne doivent pas pouvoir se déplacer durant l'initialisation d'un <text:span text:style-name="T13">nouveau bateau.</text:span> En effet, <text:span text:style-name="T14">ce dernier</text:span> pouvant <text:span text:style-name="T7">s'initialiser</text:span> n'importe où <text:span text:style-name="T6">dans la mer </text:span>(positionnement aléatoire), il ne faudrait pas qu'un autre <text:span text:style-name="T15">bateau</text:span> tente d'écrire <text:span text:style-name="T15">à l'endroit qu'il aura choisi au même moment</text:span>. C'est aussi pour <text:span text:style-name="T16">l</text:span>e fait que le positionnement <text:span text:style-name="T17">soit aléatoire</text:span> que la portée du verrou concerne la totalité du fichier mer.</text:p>
      <text:p text:style-name="P4"/>
      <text:p text:style-name="P4"/>
      <text:p text:style-name="P24"><text:span text:style-name="T3">►</text:span> Déplacement d'un <text:span text:style-name="T18">bateau</text:span> dans la mer</text:p>
      <text:p text:style-name="P24"/>
      <text:p text:style-name="P4"><text:tab/><text:span text:style-name="T1">Type de verrou :</text:span> écriture (exclusif)</text:p>
      <text:p text:style-name="P4"><text:tab/><text:span text:style-name="T1">Mode  : </text:span>non bloquant</text:p>
      <text:p text:style-name="P12"><text:span text:style-name="T4"><text:tab/></text:span><text:span text:style-name="T1">Portée :</text:span> toutes les cases <text:span text:style-name="T18">libres </text:span>voisines au <text:span text:style-name="T12">bateau</text:span> <text:span text:style-name="T19">qui souhaite se déplacer</text:span></text:p>
      <text:p text:style-name="P12"/>
      <text:p text:style-name="P13">J'ai opté pour un verrou en écriture car il est exclusif : sa pose est incompatible avec tout autre verrou. Ainsi, deux navires qui convoiteraient la même place ne peuvent pas verrouiller tous les deux cette place pour s'y déplacer. Le mode est non bloquant pour éviter le dead-locking. En cas d'échec de pose d<text:span text:style-name="T20">'un</text:span> verrou <text:span text:style-name="T20">sur une des cases voisines</text:span>, la fonction renverra <text:span text:style-name="T20">ERREUR (-1) et</text:span> le déplacement sera alors considéré comme impossible <text:span text:style-name="T21">et sera abandonné</text:span>.</text:p>
      <text:p text:style-name="P12"/>
      <text:p text:style-name="P12"/>
      <text:p text:style-name="P12"/>
      <text:p text:style-name="P12"/>
      <text:p text:style-name="P12"/>
      <text:p text:style-name="P4"><text:soft-page-break/></text:p>
      <text:p text:style-name="P24"><text:span text:style-name="T3">►</text:span> Bouclier d'un <text:span text:style-name="T22">bateau</text:span></text:p>
      <text:p text:style-name="P24"/>
      <text:p text:style-name="P4"><text:tab/><text:span text:style-name="T1">Type de verrou : </text:span>lecture</text:p>
      <text:p text:style-name="P4"><text:tab/><text:span text:style-name="T1">Mode  :</text:span> bloquant</text:p>
      <text:p text:style-name="P12"><text:span text:style-name="T4"><text:tab/></text:span><text:span text:style-name="T1">Portée :</text:span> les cases constituant le corps du <text:span text:style-name="T12">bateau</text:span></text:p>
      <text:p text:style-name="P12"/>
      <text:p text:style-name="P14">J'ai opté pour un verrou en lecture <text:span text:style-name="T23">afin de pouvoir permettre </text:span><text:span text:style-name="T27">le</text:span><text:span text:style-name="T23"> </text:span><text:span text:style-name="T24">verrouill</text:span><text:span text:style-name="T27">age de</text:span><text:span text:style-name="T23"> l'ensemble du fichier mer en lecture</text:span> <text:span text:style-name="T25">lorsqu'</text:span><text:span text:style-name="T24">aucun déplacement </text:span><text:span text:style-name="T26">n'est en cours</text:span><text:span text:style-name="T24">. </text:span><text:span text:style-name="T28">Ainsi, si l'on décide que vision.c verrouille l'ensemble de la mer en lecture lorsqu'il affiche la mer, on en a la possibilité (même si ce n'est pas ce que j'ai fait).</text:span></text:p>
      <text:p text:style-name="P14"><text:span text:style-name="T28">Le verrou en lecture n'</text:span>est compatible <text:span text:style-name="T28">qu'avec</text:span> avec la pose d'autre<text:span text:style-name="T64">s</text:span> verrous de type le<text:span text:style-name="T28">c</text:span>t<text:span text:style-name="T28">u</text:span>re. Ainsi, si un navire souhaite tirer sur une case avec bouclier, lorsqu'il essaiera de verrouiller en écriture cette derrière, cela renverra un code d'erreur. Le tir sera alors considéré comme impossible. </text:p>
      <text:p text:style-name="P15"><text:span text:style-name="T44">Le mode choisi est bloquant : </text:span><text:span text:style-name="T45">le </text:span><text:span text:style-name="T46">bateau</text:span><text:span text:style-name="T45"> attend d'avoir activé son bouclier pour poursuivre le jeu.</text:span></text:p>
      <text:p text:style-name="P12"/>
      <text:p text:style-name="P12"/>
      <text:p text:style-name="P24"><text:span text:style-name="T3">►</text:span> Verrouillage d'une cible</text:p>
      <text:p text:style-name="P24"/>
      <text:p text:style-name="P4"><text:tab/><text:span text:style-name="T1">Type de verrou :</text:span> écriture (exclusif)</text:p>
      <text:p text:style-name="P4"><text:tab/><text:span text:style-name="T1">Mode  : </text:span>non bloquant</text:p>
      <text:p text:style-name="P12"><text:span text:style-name="T4"><text:tab/></text:span><text:span text:style-name="T1">Portée : </text:span>la case visée par le tir</text:p>
      <text:p text:style-name="P12"/>
      <text:p text:style-name="P13">Lorsqu'un <text:span text:style-name="T12">bateau</text:span> souhaite tirer sur un autre, il tente de poser un verrou en écriture sur la case qu'il vise. Si le <text:span text:style-name="T12">bateau</text:span> <text:span text:style-name="T64">visé </text:span>dispose d'un bouclier, le verrou ne pourra alors être posé car <text:span text:style-name="T29">le </text:span>verrou en <text:span text:style-name="T29">lecture</text:span> <text:span text:style-name="T29">symbolisant le bouclier est</text:span> incompatible avec la pose <text:span text:style-name="T30">d'un </text:span>verrou <text:span text:style-name="T30">en écriture</text:span>. Le mode est non bloquant <text:span text:style-name="T31">de sorte que lorsque </text:span>le <text:span text:style-name="T11">bateau</text:span> essaie de verrouiller une cible protégée par un bouclier, la fonction <text:span text:style-name="T32">fcntl </text:span>renverra -1. <text:span text:style-name="T33">L</text:span>e tir sera <text:span text:style-name="T33">alors</text:span> considéré comme impossible.</text:p>
      <text:p text:style-name="P18">On ne peut pas utiliser un mode bloquant sinon le tir s'effectuerait <text:span text:style-name="T64">une fois que</text:span> le bateau <text:span text:style-name="T64">se serait</text:span> déplacé, autrement dit, <text:span text:style-name="T64">cela tirerait</text:span> dans la mer.</text:p>
      <text:p text:style-name="P12"/>
      <text:p text:style-name="P12"/>
      <text:p text:style-name="P24"><text:span text:style-name="T3">►</text:span> Verrouillage du header du fichier mer</text:p>
      <text:p text:style-name="P24"/>
      <text:p text:style-name="P4"><text:tab/><text:span text:style-name="T1">Type de verrou :</text:span> lecture</text:p>
      <text:p text:style-name="P4"><text:tab/><text:span text:style-name="T1">Mode  :</text:span> bloquant</text:p>
      <text:p text:style-name="P12"><text:span text:style-name="T4"><text:tab/></text:span><text:span text:style-name="T1">Portée :</text:span> le header du fichier mer</text:p>
      <text:p text:style-name="P12"/>
      <text:p text:style-name="P13">Le but de ce verrouillage est de notifier <text:span text:style-name="T43">le</text:span> déplacement en cours <text:span text:style-name="T43">d'</text:span>un <text:span text:style-name="T11">bateau.</text:span> Lorsqu'un <text:span text:style-name="T12">bateau</text:span> souhaite se déplacer, il place un verrou en lecture sur le header du fichier mer pour signaler qu'il est en cours de manœuvre. <text:span text:style-name="T43">L</text:span>orsqu'il a terminé, il lève ce verrou. Plusieurs <text:span text:style-name="T11">bateaux</text:span> p<text:span text:style-name="T11">e</text:span>uvent se déplacer simultanément : j'ai donc opté pour un verrou en lecture (compatible avec d'autres verrous du même type). Ainsi, plusieurs navires peuvent verrouiller le header e<text:span text:style-name="T64">n parallèle</text:span>. Le but de ce signalement est de ne pas afficher un <text:span text:style-name="T11">bateau</text:span> en cours de manœuvre dans vision.c <text:span text:style-name="T43">qui s'assurera alors qu'aucun verrou n'est placé sur le header </text:span><text:span text:style-name="T65">pour l'affichage.</text:span></text:p>
      <text:p text:style-name="P13">Le mode est bloquant : si il existe trop de verrous sur le header, le processus attend la levée d'un verrou pour verrouiller à son tour avant de poursuivre.</text:p>
      <text:p text:style-name="P12"/>
      <text:p text:style-name="P12"/>
      <text:p text:style-name="P12"><text:soft-page-break/></text:p>
      <text:p text:style-name="P21"/>
      <text:list xml:id="list1810796325" text:style-name="L1">
        <text:list-item>
          <text:p text:style-name="P26">Dans vision.c</text:p>
        </text:list-item>
      </text:list>
      <text:p text:style-name="P3"/>
      <text:p text:style-name="P13">Vision.c utilise F_GETLK pour tester la présence d'un verrouillage sur le header d<text:span text:style-name="T47">u fichier</text:span> mer. Si un verrouillage est en cours, c'est qu'<text:span text:style-name="T48">au moins </text:span>une manœuvre est en cours. <text:span text:style-name="T48">Il</text:span> faut attendre qu'elle<text:span text:style-name="T49">(s)</text:span> se termine<text:span text:style-name="T49">(nt)</text:span> pour afficher la carte de la mer.</text:p>
      <text:p text:style-name="P13"/>
      <text:p text:style-name="P13"/>
      <text:p text:style-name="P13"/>
      <text:p text:style-name="P13"/>
      <text:p text:style-name="P13"/>
      <text:p text:style-name="P2">Réflexion :</text:p>
      <text:p text:style-name="P13"/>
      <text:p text:style-name="P13"/>
      <text:p text:style-name="P16"><text:span text:style-name="T34">J'ai opté pour le choix de </text:span><text:span text:style-name="T36">verrouiller</text:span><text:span text:style-name="T34"> le header du fichier mer en lecture </text:span><text:span text:style-name="T37">lors d'un déplacement afin d</text:span><text:span text:style-name="T38">'avoir un moyen d</text:span><text:span text:style-name="T37">e </text:span><text:span text:style-name="T34">m'assurer </text:span><text:span text:style-name="T36">qu'aucun</text:span><text:span text:style-name="T34"> déplacement n'est en cours lors d'un affichage dans vision.c. L'autre solution aurait consisté à </text:span><text:span text:style-name="T39">verrouiller</text:span><text:span text:style-name="T34"> l'ensemble de la mer en lecture dans vision.c </text:span><text:span text:style-name="T39">à chaque affichage</text:span><text:span text:style-name="T34">. A y réfléchir, cette seconde solution est peut être meilleure car elle évite l'attente active dans vision.c (</text:span><text:span text:style-name="T35">while(verif_verrou_header(fd_mer)</text:span><text:span text:style-name="T34">) </text:span><text:span text:style-name="T40">mais elle </text:span><text:span text:style-name="T50">est peu</text:span><text:span text:style-name="T52">t</text:span><text:span text:style-name="T50"> être moins intéressante </text:span><text:span text:style-name="T53">dans le cas d'</text:span><text:span text:style-name="T40">un fichier mer de grande taille </text:span><text:span text:style-name="T50">où le</text:span><text:span text:style-name="T40"> verrouillage/déverrouillage intégral </text:span><text:span text:style-name="T51">serait pe</text:span><text:span text:style-name="T40">ut être également coûteux.</text:span></text:p>
      <text:p text:style-name="P19"/>
      <text:p text:style-name="P16"><text:span text:style-name="T40">D'autre part, pour l'initialisation d'un bateau dans la mer, je verrouille l'intégralité du fichier mer alors que j'aurais pu </text:span><text:span text:style-name="T41">ne pas verrouiller le header (grace à l'utilisation du champ l_strat). </text:span><text:span text:style-name="T42">J'ai </text:span><text:span text:style-name="T54">en effet </text:span><text:span text:style-name="T42">trouvé cette option plus commode et </text:span><text:span text:style-name="T55">cela</text:span><text:span text:style-name="T42"> évite tout risque d'erreur (par exemple, au cas ou la taille indiquée pour le header serait erronée).</text:span></text:p>
      <text:p text:style-name="P20"/>
      <text:p text:style-name="P17"><text:span text:style-name="T56">Enfin, il y a un risque potentiel d'attaque entre le déverrouillage du voisinage post-déplacement et la réactivation du bouclier pour un </text:span><text:span text:style-name="T58">bateau.</text:span><text:span text:style-name="T56"> En effet, le bateau </text:span><text:span text:style-name="T59">pourrait être touché</text:span><text:span text:style-name="T56"> entre ces deux étapes (bien qu'elle se fassent </text:span><text:span text:style-name="T60">juste</text:span><text:span text:style-name="T56"> à la suite </text:span><text:span text:style-name="T60">l'une de l'autre</text:span><text:span text:style-name="T56">). Il aurait peut être été plus judicieu</text:span><text:span text:style-name="T61">x</text:span><text:span text:style-name="T56"> de passer un paramètre supplémentaire </text:span><text:span text:style-name="T57">de type booléen</text:span><text:span text:style-name="T56"> à la fonction </text:span><text:span text:style-name="T57">navire_dever</text:span><text:span text:style-name="T63">r</text:span><text:span text:style-name="T57">ouiller_voisinage qui indique si le bateau peut disposer ou non d'un bouclier et, en fonction de ce booléen, déverrouiller la totalité des cases contenues dans liste_voisins ou la totalité </text:span><text:span text:style-name="T62">des cases contenues dans liste_voisins SAUF</text:span><text:span text:style-name="T57"> les cases où s'est déplacé le bateau (emplacement qu'il occupe après son déplace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ucida Grande" svg:font-family="'Lucida Grande'"/>
    <style:font-face style:name="OpenSymbol" svg:font-family="OpenSymbol"/>
    <style:font-face style:name="Times" svg:font-family="Times"/>
    <style:font-face style:name="TeXGyreCursor" svg:font-family="TeXGyreCursor" style:font-pitch="fixed"/>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initial-creator>lecarpla </meta:initial-creator>
    <dc:date>2012-10-24T23:45:49</dc:date>
    <dc:creator>lecarpla </dc:creator>
    <meta:editing-duration>PT01H34M00S</meta:editing-duration>
    <meta:editing-cycles>80</meta:editing-cycles>
    <meta:printed-by>lecarpla </meta:printed-by>
    <meta:print-date>2012-10-24T23:23:56</meta:print-date>
    <meta:document-statistic meta:table-count="0" meta:image-count="1" meta:object-count="0" meta:page-count="4" meta:paragraph-count="46" meta:word-count="1018" meta:character-count="6151"/>
  </office:meta>
</office:document-meta>
</file>